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3.16mm"/>
    </style:style>
    <style:style style:name="co5" style:family="table-column">
      <style:table-column-properties fo:break-before="auto" style:column-width="1.23mm"/>
    </style:style>
    <style:style style:name="co6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65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8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1"/>
        <table:table-column table:style-name="co4" table:default-cell-style-name="ce26"/>
        <table:table-column table:style-name="co1" table:number-columns-repeated="10" table:default-cell-style-name="ce26"/>
        <table:table-column table:style-name="co5" table:default-cell-style-name="ce40"/>
        <table:table-column table:style-name="co6" table:number-columns-repeated="242" table:default-cell-style-name="ce4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5-13 運輸部門能源消費（按能源別）</text:p>
          </table:table-cell>
          <table:covered-table-cell table:number-columns-repeated="13" table:style-name="ce2"/>
          <table:table-cell table:style-name="ce38" table:number-columns-repeated="1010"/>
        </table:table-row>
        <table:table-row table:style-name="ro2">
          <table:table-cell table:style-name="ce2" table:number-columns-repeated="12"/>
          <table:table-cell table:style-name="ce34" office:value-type="string" calcext:value-type="string" table:number-columns-spanned="2" table:number-rows-spanned="1">
            <text:p>單位：公秉油當量</text:p>
          </table:table-cell>
          <table:covered-table-cell table:style-name="ce34"/>
          <table:table-cell table:style-name="ce38" table:number-columns-repeated="1010"/>
        </table:table-row>
        <table:table-row table:style-name="ro2">
          <table:table-cell table:style-name="ce3" office:value-type="string" calcext:value-type="string" table:number-columns-spanned="3" table:number-rows-spanned="2">
            <text:p>年　　　　月</text:p>
          </table:table-cell>
          <table:covered-table-cell table:style-name="ce10"/>
          <table:covered-table-cell table:style-name="ce16"/>
          <table:table-cell table:style-name="ce3" office:value-type="string" calcext:value-type="string" table:number-columns-spanned="1" table:number-rows-spanned="2">
            <text:p>合計</text:p>
          </table:table-cell>
          <table:table-cell table:style-name="ce27" office:value-type="string" calcext:value-type="string" table:number-columns-spanned="8" table:number-rows-spanned="1">
            <text:p>石油產品</text:p>
          </table:table-cell>
          <table:covered-table-cell table:number-columns-repeated="6" table:style-name="ce31"/>
          <table:covered-table-cell table:style-name="ce33"/>
          <table:table-cell table:style-name="ce3" office:value-type="string" calcext:value-type="string" table:number-columns-spanned="1" table:number-rows-spanned="2">
            <text:p>液態生質能</text:p>
          </table:table-cell>
          <table:table-cell table:style-name="ce3" office:value-type="string" calcext:value-type="string" table:number-columns-spanned="1" table:number-rows-spanned="2">
            <text:p>電力</text:p>
          </table:table-cell>
          <table:table-cell table:style-name="ce39" table:number-columns-repeated="1010"/>
        </table:table-row>
        <table:table-row table:style-name="ro3">
          <table:covered-table-cell table:style-name="ce4"/>
          <table:covered-table-cell table:style-name="ce11"/>
          <table:covered-table-cell table:style-name="ce17"/>
          <table:covered-table-cell table:style-name="ce22"/>
          <table:table-cell table:style-name="ce3" office:value-type="string" calcext:value-type="string">
            <text:p>小計</text:p>
          </table:table-cell>
          <table:table-cell table:style-name="ce3" office:value-type="string" calcext:value-type="string">
            <text:p>液化石油氣</text:p>
          </table:table-cell>
          <table:table-cell table:style-name="ce3" office:value-type="string" calcext:value-type="string">
            <text:p>車用汽油</text:p>
          </table:table-cell>
          <table:table-cell table:style-name="ce3" office:value-type="string" calcext:value-type="string">
            <text:p>航空汽油</text:p>
          </table:table-cell>
          <table:table-cell table:style-name="ce32" office:value-type="string" calcext:value-type="string">
            <text:p>航空燃油</text:p>
            <text:p>-汽油型</text:p>
          </table:table-cell>
          <table:table-cell table:style-name="ce32" office:value-type="string" calcext:value-type="string">
            <text:p>航空燃油</text:p>
            <text:p>-煤油型</text:p>
          </table:table-cell>
          <table:table-cell table:style-name="ce3" office:value-type="string" calcext:value-type="string">
            <text:p>柴油</text:p>
          </table:table-cell>
          <table:table-cell table:style-name="ce3" office:value-type="string" calcext:value-type="string">
            <text:p>燃料油</text:p>
          </table:table-cell>
          <table:covered-table-cell table:number-columns-repeated="2" table:style-name="ce22"/>
          <table:table-cell table:style-name="ce39" table:number-columns-repeated="1010"/>
        </table:table-row>
        <table:table-row table:style-name="ro4">
          <table:table-cell table:style-name="ce5" office:value-type="string" calcext:value-type="string">
            <text:p>民國 91年</text:p>
          </table:table-cell>
          <table:table-cell table:style-name="ce12"/>
          <table:table-cell table:style-name="ce18"/>
          <table:table-cell table:style-name="ce23" office:value-type="float" office:value="12960742.2714494" calcext:value-type="float">
            <text:p><text:s/>12,960,742 <text:s/></text:p>
          </table:table-cell>
          <table:table-cell table:style-name="ce28" office:value-type="float" office:value="12915393.7473294" calcext:value-type="float">
            <text:p><text:s/>12,915,394 <text:s/></text:p>
          </table:table-cell>
          <table:table-cell table:style-name="ce28" office:value-type="float" office:value="17999.102885" calcext:value-type="float">
            <text:p><text:s/>17,999 <text:s/></text:p>
          </table:table-cell>
          <table:table-cell table:style-name="ce28" office:value-type="float" office:value="8365183.66666667" calcext:value-type="float">
            <text:p><text:s/>8,365,184 <text:s/></text:p>
          </table:table-cell>
          <table:table-cell table:style-name="ce28" office:value-type="float" office:value="76.6666666666667" calcext:value-type="float">
            <text:p><text:s/>77 <text:s/></text:p>
          </table:table-cell>
          <table:table-cell table:style-name="ce28" office:value-type="float" office:value="1484.44444444444" calcext:value-type="float">
            <text:p><text:s/>1,484 <text:s/></text:p>
          </table:table-cell>
          <table:table-cell table:style-name="ce28" office:value-type="float" office:value="278861.333333333" calcext:value-type="float">
            <text:p><text:s/>278,861 <text:s/></text:p>
          </table:table-cell>
          <table:table-cell table:style-name="ce28" office:value-type="float" office:value="4026879.73333333" calcext:value-type="float">
            <text:p><text:s/>4,026,880 <text:s/></text:p>
          </table:table-cell>
          <table:table-cell table:style-name="ce28" office:value-type="float" office:value="224908.8" calcext:value-type="float">
            <text:p><text:s/>224,909 <text:s/></text:p>
          </table:table-cell>
          <table:table-cell table:style-name="ce28" office:value-type="float" office:value="0" calcext:value-type="float">
            <text:p>- <text:s/></text:p>
          </table:table-cell>
          <table:table-cell table:style-name="ce35" office:value-type="float" office:value="45348.52412" calcext:value-type="float">
            <text:p><text:s/>45,349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 92年</text:p>
          </table:table-cell>
          <table:table-cell table:style-name="ce13"/>
          <table:table-cell table:style-name="ce19"/>
          <table:table-cell table:style-name="ce24" office:value-type="float" office:value="12965739.8481861" calcext:value-type="float">
            <text:p><text:s/>12,965,740 <text:s/></text:p>
          </table:table-cell>
          <table:table-cell table:style-name="ce29" office:value-type="float" office:value="12921344.3118528" calcext:value-type="float">
            <text:p><text:s/>12,921,344 <text:s/></text:p>
          </table:table-cell>
          <table:table-cell table:style-name="ce29" office:value-type="float" office:value="19703.0785194444" calcext:value-type="float">
            <text:p><text:s/>19,703 <text:s/></text:p>
          </table:table-cell>
          <table:table-cell table:style-name="ce29" office:value-type="float" office:value="8670917.66666667" calcext:value-type="float">
            <text:p><text:s/>8,670,918 <text:s/></text:p>
          </table:table-cell>
          <table:table-cell table:style-name="ce29" office:value-type="float" office:value="62.5" calcext:value-type="float">
            <text:p><text:s/>63 <text:s/></text:p>
          </table:table-cell>
          <table:table-cell table:style-name="ce29" office:value-type="float" office:value="2416.88888888889" calcext:value-type="float">
            <text:p><text:s/>2,417 <text:s/></text:p>
          </table:table-cell>
          <table:table-cell table:style-name="ce29" office:value-type="float" office:value="231575.111111111" calcext:value-type="float">
            <text:p><text:s/>231,575 <text:s/></text:p>
          </table:table-cell>
          <table:table-cell table:style-name="ce29" office:value-type="float" office:value="3759741.06666667" calcext:value-type="float">
            <text:p><text:s/>3,759,741 <text:s/></text:p>
          </table:table-cell>
          <table:table-cell table:style-name="ce29" office:value-type="float" office:value="236928" calcext:value-type="float">
            <text:p><text:s/>236,928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44395.5363333333" calcext:value-type="float">
            <text:p><text:s/>44,396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 93年</text:p>
          </table:table-cell>
          <table:table-cell table:style-name="ce13"/>
          <table:table-cell table:style-name="ce19"/>
          <table:table-cell table:style-name="ce24" office:value-type="float" office:value="13469596.4221544" calcext:value-type="float">
            <text:p><text:s/>13,469,596 <text:s/></text:p>
          </table:table-cell>
          <table:table-cell table:style-name="ce29" office:value-type="float" office:value="13420046.9261744" calcext:value-type="float">
            <text:p><text:s/>13,420,047 <text:s/></text:p>
          </table:table-cell>
          <table:table-cell table:style-name="ce29" office:value-type="float" office:value="29380.5039522222" calcext:value-type="float">
            <text:p><text:s/>29,381 <text:s/></text:p>
          </table:table-cell>
          <table:table-cell table:style-name="ce29" office:value-type="float" office:value="8891307.53333333" calcext:value-type="float">
            <text:p><text:s/>8,891,308 <text:s/></text:p>
          </table:table-cell>
          <table:table-cell table:style-name="ce29" office:value-type="float" office:value="40" calcext:value-type="float">
            <text:p><text:s/>40 <text:s/></text:p>
          </table:table-cell>
          <table:table-cell table:style-name="ce29" office:value-type="float" office:value="3437.33333333333" calcext:value-type="float">
            <text:p><text:s/>3,437 <text:s/></text:p>
          </table:table-cell>
          <table:table-cell table:style-name="ce29" office:value-type="float" office:value="236211.555555556" calcext:value-type="float">
            <text:p><text:s/>236,212 <text:s/></text:p>
          </table:table-cell>
          <table:table-cell table:style-name="ce29" office:value-type="float" office:value="3999433.2" calcext:value-type="float">
            <text:p><text:s/>3,999,433 <text:s/></text:p>
          </table:table-cell>
          <table:table-cell table:style-name="ce29" office:value-type="float" office:value="260236.8" calcext:value-type="float">
            <text:p><text:s/>260,23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49549.49598" calcext:value-type="float">
            <text:p><text:s/>49,549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 94年</text:p>
          </table:table-cell>
          <table:table-cell table:style-name="ce13"/>
          <table:table-cell table:style-name="ce19"/>
          <table:table-cell table:style-name="ce24" office:value-type="float" office:value="13841572.1408956" calcext:value-type="float">
            <text:p><text:s/>13,841,572 <text:s/></text:p>
          </table:table-cell>
          <table:table-cell table:style-name="ce29" office:value-type="float" office:value="13787699.5389133" calcext:value-type="float">
            <text:p><text:s/>13,787,700 <text:s/></text:p>
          </table:table-cell>
          <table:table-cell table:style-name="ce29" office:value-type="float" office:value="42827.8722466667" calcext:value-type="float">
            <text:p><text:s/>42,828 <text:s/></text:p>
          </table:table-cell>
          <table:table-cell table:style-name="ce29" office:value-type="float" office:value="9101564.33333333" calcext:value-type="float">
            <text:p><text:s/>9,101,564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29" office:value-type="float" office:value="1257.77777777778" calcext:value-type="float">
            <text:p><text:s/>1,258 <text:s/></text:p>
          </table:table-cell>
          <table:table-cell table:style-name="ce29" office:value-type="float" office:value="218667.555555556" calcext:value-type="float">
            <text:p><text:s/>218,668 <text:s/></text:p>
          </table:table-cell>
          <table:table-cell table:style-name="ce29" office:value-type="float" office:value="4153388.4" calcext:value-type="float">
            <text:p><text:s/>4,153,388 <text:s/></text:p>
          </table:table-cell>
          <table:table-cell table:style-name="ce29" office:value-type="float" office:value="269993.6" calcext:value-type="float">
            <text:p><text:s/>269,994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53872.6019822222" calcext:value-type="float">
            <text:p><text:s/>53,873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 95年</text:p>
          </table:table-cell>
          <table:table-cell table:style-name="ce13"/>
          <table:table-cell table:style-name="ce19"/>
          <table:table-cell table:style-name="ce24" office:value-type="float" office:value="13805962.323565" calcext:value-type="float">
            <text:p><text:s/>13,805,962 <text:s/></text:p>
          </table:table-cell>
          <table:table-cell table:style-name="ce29" office:value-type="float" office:value="13749290.5998894" calcext:value-type="float">
            <text:p><text:s/>13,749,291 <text:s/></text:p>
          </table:table-cell>
          <table:table-cell table:style-name="ce29" office:value-type="float" office:value="62197.863445" calcext:value-type="float">
            <text:p><text:s/>62,198 <text:s/></text:p>
          </table:table-cell>
          <table:table-cell table:style-name="ce29" office:value-type="float" office:value="8874759.4" calcext:value-type="float">
            <text:p><text:s/>8,874,759 <text:s/></text:p>
          </table:table-cell>
          <table:table-cell table:style-name="ce29" office:value-type="float" office:value="0.833333333333333" calcext:value-type="float">
            <text:p><text:s/>1 <text:s/></text:p>
          </table:table-cell>
          <table:table-cell table:style-name="ce29" office:value-type="float" office:value="1145.14933333333" calcext:value-type="float">
            <text:p><text:s/>1,145 <text:s/></text:p>
          </table:table-cell>
          <table:table-cell table:style-name="ce29" office:value-type="float" office:value="190552.020444444" calcext:value-type="float">
            <text:p><text:s/>190,552 <text:s/></text:p>
          </table:table-cell>
          <table:table-cell table:style-name="ce29" office:value-type="float" office:value="4361760.66666667" calcext:value-type="float">
            <text:p><text:s/>4,361,761 <text:s/></text:p>
          </table:table-cell>
          <table:table-cell table:style-name="ce29" office:value-type="float" office:value="258874.666666667" calcext:value-type="float">
            <text:p><text:s/>258,87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56671.7236755556" calcext:value-type="float">
            <text:p><text:s/>56,672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 96年</text:p>
          </table:table-cell>
          <table:table-cell table:style-name="ce13"/>
          <table:table-cell table:style-name="ce19"/>
          <table:table-cell table:style-name="ce24" office:value-type="float" office:value="13334384.4777294" calcext:value-type="float">
            <text:p><text:s/>13,334,384 <text:s/></text:p>
          </table:table-cell>
          <table:table-cell table:style-name="ce29" office:value-type="float" office:value="13250936.3421606" calcext:value-type="float">
            <text:p><text:s/>13,250,936 <text:s/></text:p>
          </table:table-cell>
          <table:table-cell table:style-name="ce29" office:value-type="float" office:value="68573.3199383333" calcext:value-type="float">
            <text:p><text:s/>68,573 <text:s/></text:p>
          </table:table-cell>
          <table:table-cell table:style-name="ce29" office:value-type="float" office:value="8628510.8" calcext:value-type="float">
            <text:p><text:s/>8,628,511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144939.555555556" calcext:value-type="float">
            <text:p><text:s/>144,940 <text:s/></text:p>
          </table:table-cell>
          <table:table-cell table:style-name="ce29" office:value-type="float" office:value="4192842.26666667" calcext:value-type="float">
            <text:p><text:s/>4,192,842 <text:s/></text:p>
          </table:table-cell>
          <table:table-cell table:style-name="ce29" office:value-type="float" office:value="216070.4" calcext:value-type="float">
            <text:p><text:s/>216,070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83448.1355688889" calcext:value-type="float">
            <text:p><text:s/>83,448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 97年</text:p>
          </table:table-cell>
          <table:table-cell table:style-name="ce13"/>
          <table:table-cell table:style-name="ce19"/>
          <table:table-cell table:style-name="ce24" office:value-type="float" office:value="12556999.5667928" calcext:value-type="float">
            <text:p><text:s/>12,557,000 <text:s/></text:p>
          </table:table-cell>
          <table:table-cell table:style-name="ce29" office:value-type="float" office:value="12448016.8935394" calcext:value-type="float">
            <text:p><text:s/>12,448,017 <text:s/></text:p>
          </table:table-cell>
          <table:table-cell table:style-name="ce29" office:value-type="float" office:value="87317.0519172222" calcext:value-type="float">
            <text:p><text:s/>87,317 <text:s/></text:p>
          </table:table-cell>
          <table:table-cell table:style-name="ce29" office:value-type="float" office:value="8177582.1114" calcext:value-type="float">
            <text:p><text:s/>8,177,582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96160.8888888889" calcext:value-type="float">
            <text:p><text:s/>96,161 <text:s/></text:p>
          </table:table-cell>
          <table:table-cell table:style-name="ce29" office:value-type="float" office:value="3915716.308" calcext:value-type="float">
            <text:p><text:s/>3,915,716 <text:s/></text:p>
          </table:table-cell>
          <table:table-cell table:style-name="ce29" office:value-type="float" office:value="171240.533333333" calcext:value-type="float">
            <text:p><text:s/>171,241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08982.673253333" calcext:value-type="float">
            <text:p><text:s/>108,983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 98年</text:p>
          </table:table-cell>
          <table:table-cell table:style-name="ce13"/>
          <table:table-cell table:style-name="ce19"/>
          <table:table-cell table:style-name="ce24" office:value-type="float" office:value="12695024.7804444" calcext:value-type="float">
            <text:p><text:s/>12,695,025 <text:s/></text:p>
          </table:table-cell>
          <table:table-cell table:style-name="ce29" office:value-type="float" office:value="12585290.5257667" calcext:value-type="float">
            <text:p><text:s/>12,585,291 <text:s/></text:p>
          </table:table-cell>
          <table:table-cell table:style-name="ce29" office:value-type="float" office:value="94998.7062111111" calcext:value-type="float">
            <text:p><text:s/>94,999 <text:s/></text:p>
          </table:table-cell>
          <table:table-cell table:style-name="ce29" office:value-type="float" office:value="8344476.556" calcext:value-type="float">
            <text:p><text:s/>8,344,477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84766.2222222222" calcext:value-type="float">
            <text:p><text:s/>84,766 <text:s/></text:p>
          </table:table-cell>
          <table:table-cell table:style-name="ce29" office:value-type="float" office:value="3880944.508" calcext:value-type="float">
            <text:p><text:s/>3,880,945 <text:s/></text:p>
          </table:table-cell>
          <table:table-cell table:style-name="ce29" office:value-type="float" office:value="180104.533333333" calcext:value-type="float">
            <text:p><text:s/>180,10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09734.254677778" calcext:value-type="float">
            <text:p><text:s/>109,734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 99年</text:p>
          </table:table-cell>
          <table:table-cell table:style-name="ce13"/>
          <table:table-cell table:style-name="ce19"/>
          <table:table-cell table:style-name="ce24" office:value-type="float" office:value="13111979.2727906" calcext:value-type="float">
            <text:p><text:s/>13,111,979 <text:s/></text:p>
          </table:table-cell>
          <table:table-cell table:style-name="ce29" office:value-type="float" office:value="12997877.5406972" calcext:value-type="float">
            <text:p><text:s/>12,997,878 <text:s/></text:p>
          </table:table-cell>
          <table:table-cell table:style-name="ce29" office:value-type="float" office:value="98157.5301861111" calcext:value-type="float">
            <text:p><text:s/>98,158 <text:s/></text:p>
          </table:table-cell>
          <table:table-cell table:style-name="ce29" office:value-type="float" office:value="8418172.93806667" calcext:value-type="float">
            <text:p><text:s/>8,418,173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85692.4444444444" calcext:value-type="float">
            <text:p><text:s/>85,692 <text:s/></text:p>
          </table:table-cell>
          <table:table-cell table:style-name="ce29" office:value-type="float" office:value="4198714.36133333" calcext:value-type="float">
            <text:p><text:s/>4,198,714 <text:s/></text:p>
          </table:table-cell>
          <table:table-cell table:style-name="ce29" office:value-type="float" office:value="197140.266666667" calcext:value-type="float">
            <text:p><text:s/>197,140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14101.732093333" calcext:value-type="float">
            <text:p><text:s/>114,102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0年</text:p>
          </table:table-cell>
          <table:table-cell table:style-name="ce13"/>
          <table:table-cell table:style-name="ce19"/>
          <table:table-cell table:style-name="ce24" office:value-type="float" office:value="13296795.4158878" calcext:value-type="float">
            <text:p><text:s/>13,296,795 <text:s/></text:p>
          </table:table-cell>
          <table:table-cell table:style-name="ce29" office:value-type="float" office:value="13177964.6253033" calcext:value-type="float">
            <text:p><text:s/>13,177,965 <text:s/></text:p>
          </table:table-cell>
          <table:table-cell table:style-name="ce29" office:value-type="float" office:value="94687.6411922222" calcext:value-type="float">
            <text:p><text:s/>94,688 <text:s/></text:p>
          </table:table-cell>
          <table:table-cell table:style-name="ce29" office:value-type="float" office:value="8517631.17833334" calcext:value-type="float">
            <text:p><text:s/>8,517,631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95567.1111111111" calcext:value-type="float">
            <text:p><text:s/>95,567 <text:s/></text:p>
          </table:table-cell>
          <table:table-cell table:style-name="ce29" office:value-type="float" office:value="4292036.028" calcext:value-type="float">
            <text:p><text:s/>4,292,036 <text:s/></text:p>
          </table:table-cell>
          <table:table-cell table:style-name="ce29" office:value-type="float" office:value="178042.666666667" calcext:value-type="float">
            <text:p><text:s/>178,043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18830.790584444" calcext:value-type="float">
            <text:p><text:s/>118,831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1年</text:p>
          </table:table-cell>
          <table:table-cell table:style-name="ce13"/>
          <table:table-cell table:style-name="ce19"/>
          <table:table-cell table:style-name="ce24" office:value-type="float" office:value="13022261.8349167" calcext:value-type="float">
            <text:p><text:s/>13,022,262 <text:s/></text:p>
          </table:table-cell>
          <table:table-cell table:style-name="ce29" office:value-type="float" office:value="12900979.67845" calcext:value-type="float">
            <text:p><text:s/>12,900,980 <text:s/></text:p>
          </table:table-cell>
          <table:table-cell table:style-name="ce29" office:value-type="float" office:value="93113.0465833333" calcext:value-type="float">
            <text:p><text:s/>93,113 <text:s/></text:p>
          </table:table-cell>
          <table:table-cell table:style-name="ce29" office:value-type="float" office:value="8421676.61053333" calcext:value-type="float">
            <text:p><text:s/>8,421,677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96098.6666666667" calcext:value-type="float">
            <text:p><text:s/>96,099 <text:s/></text:p>
          </table:table-cell>
          <table:table-cell table:style-name="ce29" office:value-type="float" office:value="4222006.02133333" calcext:value-type="float">
            <text:p><text:s/>4,222,006 <text:s/></text:p>
          </table:table-cell>
          <table:table-cell table:style-name="ce29" office:value-type="float" office:value="68085.3333333333" calcext:value-type="float">
            <text:p><text:s/>68,08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21282.156466667" calcext:value-type="float">
            <text:p><text:s/>121,282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2年</text:p>
          </table:table-cell>
          <table:table-cell table:style-name="ce13"/>
          <table:table-cell table:style-name="ce19"/>
          <table:table-cell table:style-name="ce24" office:value-type="float" office:value="13009584.0748822" calcext:value-type="float">
            <text:p><text:s/>13,009,584 <text:s/></text:p>
          </table:table-cell>
          <table:table-cell table:style-name="ce29" office:value-type="float" office:value="12884029.3538489" calcext:value-type="float">
            <text:p><text:s/>12,884,029 <text:s/></text:p>
          </table:table-cell>
          <table:table-cell table:style-name="ce29" office:value-type="float" office:value="90390.5394711111" calcext:value-type="float">
            <text:p><text:s/>90,391 <text:s/></text:p>
          </table:table-cell>
          <table:table-cell table:style-name="ce29" office:value-type="float" office:value="8440239.90593333" calcext:value-type="float">
            <text:p><text:s/>8,440,240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87956.4444444444" calcext:value-type="float">
            <text:p><text:s/>87,956 <text:s/></text:p>
          </table:table-cell>
          <table:table-cell table:style-name="ce29" office:value-type="float" office:value="4196231.79733333" calcext:value-type="float">
            <text:p><text:s/>4,196,232 <text:s/></text:p>
          </table:table-cell>
          <table:table-cell table:style-name="ce29" office:value-type="float" office:value="69210.6666666667" calcext:value-type="float">
            <text:p><text:s/>69,211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25554.721033333" calcext:value-type="float">
            <text:p><text:s/>125,555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3年</text:p>
          </table:table-cell>
          <table:table-cell table:style-name="ce13"/>
          <table:table-cell table:style-name="ce19"/>
          <table:table-cell table:style-name="ce24" office:value-type="float" office:value="13142426.6281561" calcext:value-type="float">
            <text:p><text:s/>13,142,427 <text:s/></text:p>
          </table:table-cell>
          <table:table-cell table:style-name="ce29" office:value-type="float" office:value="13012344.0147672" calcext:value-type="float">
            <text:p><text:s/>13,012,344 <text:s/></text:p>
          </table:table-cell>
          <table:table-cell table:style-name="ce29" office:value-type="float" office:value="78907.2852561111" calcext:value-type="float">
            <text:p><text:s/>78,907 <text:s/></text:p>
          </table:table-cell>
          <table:table-cell table:style-name="ce29" office:value-type="float" office:value="8509644.02773333" calcext:value-type="float">
            <text:p><text:s/>8,509,644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98889.7777777778" calcext:value-type="float">
            <text:p><text:s/>98,890 <text:s/></text:p>
          </table:table-cell>
          <table:table-cell table:style-name="ce29" office:value-type="float" office:value="4252987.19066667" calcext:value-type="float">
            <text:p><text:s/>4,252,987 <text:s/></text:p>
          </table:table-cell>
          <table:table-cell table:style-name="ce29" office:value-type="float" office:value="71915.7333333333" calcext:value-type="float">
            <text:p><text:s/>71,916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30082.613388889" calcext:value-type="float">
            <text:p><text:s/>130,083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4年</text:p>
          </table:table-cell>
          <table:table-cell table:style-name="ce13"/>
          <table:table-cell table:style-name="ce19"/>
          <table:table-cell table:style-name="ce24" office:value-type="float" office:value="13448188.7489194" calcext:value-type="float">
            <text:p><text:s/>13,448,189 <text:s/></text:p>
          </table:table-cell>
          <table:table-cell table:style-name="ce29" office:value-type="float" office:value="13315200.4288772" calcext:value-type="float">
            <text:p><text:s/>13,315,200 <text:s/></text:p>
          </table:table-cell>
          <table:table-cell table:style-name="ce29" office:value-type="float" office:value="57630.9885216667" calcext:value-type="float">
            <text:p><text:s/>57,631 <text:s/></text:p>
          </table:table-cell>
          <table:table-cell table:style-name="ce29" office:value-type="float" office:value="8750780.77813333" calcext:value-type="float">
            <text:p><text:s/>8,750,781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95883.5555555556" calcext:value-type="float">
            <text:p><text:s/>95,884 <text:s/></text:p>
          </table:table-cell>
          <table:table-cell table:style-name="ce29" office:value-type="float" office:value="4345744.57333333" calcext:value-type="float">
            <text:p><text:s/>4,345,745 <text:s/></text:p>
          </table:table-cell>
          <table:table-cell table:style-name="ce29" office:value-type="float" office:value="65160.5333333333" calcext:value-type="float">
            <text:p><text:s/>65,161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32988.320042222" calcext:value-type="float">
            <text:p><text:s/>132,988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5年</text:p>
          </table:table-cell>
          <table:table-cell table:style-name="ce13"/>
          <table:table-cell table:style-name="ce19"/>
          <table:table-cell table:style-name="ce24" office:value-type="float" office:value="13835320.7933172" calcext:value-type="float">
            <text:p><text:s/>13,835,321 <text:s/></text:p>
          </table:table-cell>
          <table:table-cell table:style-name="ce29" office:value-type="float" office:value="13701329.7940194" calcext:value-type="float">
            <text:p><text:s/>13,701,330 <text:s/></text:p>
          </table:table-cell>
          <table:table-cell table:style-name="ce29" office:value-type="float" office:value="43845.0273305556" calcext:value-type="float">
            <text:p><text:s/>43,845 <text:s/></text:p>
          </table:table-cell>
          <table:table-cell table:style-name="ce29" office:value-type="float" office:value="9042414.1418" calcext:value-type="float">
            <text:p><text:s/>9,042,414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106507.555555556" calcext:value-type="float">
            <text:p><text:s/>106,508 <text:s/></text:p>
          </table:table-cell>
          <table:table-cell table:style-name="ce29" office:value-type="float" office:value="4404668.66933333" calcext:value-type="float">
            <text:p><text:s/>4,404,669 <text:s/></text:p>
          </table:table-cell>
          <table:table-cell table:style-name="ce29" office:value-type="float" office:value="103894.4" calcext:value-type="float">
            <text:p><text:s/>103,894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33990.999297778" calcext:value-type="float">
            <text:p><text:s/>133,991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6年</text:p>
          </table:table-cell>
          <table:table-cell table:style-name="ce13"/>
          <table:table-cell table:style-name="ce19"/>
          <table:table-cell table:style-name="ce24" office:value-type="float" office:value="13688220.3105817" calcext:value-type="float">
            <text:p><text:s/>13,688,220 <text:s/></text:p>
          </table:table-cell>
          <table:table-cell table:style-name="ce29" office:value-type="float" office:value="13548349.9488994" calcext:value-type="float">
            <text:p><text:s/>13,548,350 <text:s/></text:p>
          </table:table-cell>
          <table:table-cell table:style-name="ce29" office:value-type="float" office:value="39682.8122105556" calcext:value-type="float">
            <text:p><text:s/>39,683 <text:s/></text:p>
          </table:table-cell>
          <table:table-cell table:style-name="ce29" office:value-type="float" office:value="8864487.41446667" calcext:value-type="float">
            <text:p><text:s/>8,864,487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108576.888888889" calcext:value-type="float">
            <text:p><text:s/>108,577 <text:s/></text:p>
          </table:table-cell>
          <table:table-cell table:style-name="ce29" office:value-type="float" office:value="4436305.76666667" calcext:value-type="float">
            <text:p><text:s/>4,436,306 <text:s/></text:p>
          </table:table-cell>
          <table:table-cell table:style-name="ce29" office:value-type="float" office:value="99297.0666666667" calcext:value-type="float">
            <text:p><text:s/>99,29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39870.361682222" calcext:value-type="float">
            <text:p><text:s/>139,870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7年</text:p>
          </table:table-cell>
          <table:table-cell table:style-name="ce13"/>
          <table:table-cell table:style-name="ce19"/>
          <table:table-cell table:style-name="ce24" office:value-type="float" office:value="13314775.0906984" calcext:value-type="float">
            <text:p><text:s/>13,314,775 <text:s/></text:p>
          </table:table-cell>
          <table:table-cell table:style-name="ce29" office:value-type="float" office:value="13174388.0005961" calcext:value-type="float">
            <text:p><text:s/>13,174,388 <text:s/></text:p>
          </table:table-cell>
          <table:table-cell table:style-name="ce29" office:value-type="float" office:value="32071.2081072478" calcext:value-type="float">
            <text:p><text:s/>32,071 <text:s/></text:p>
          </table:table-cell>
          <table:table-cell table:style-name="ce29" office:value-type="float" office:value="8623429.70666667" calcext:value-type="float">
            <text:p><text:s/>8,623,430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108521.438222222" calcext:value-type="float">
            <text:p><text:s/>108,521 <text:s/></text:p>
          </table:table-cell>
          <table:table-cell table:style-name="ce29" office:value-type="float" office:value="4367490.18626667" calcext:value-type="float">
            <text:p><text:s/>4,367,490 <text:s/></text:p>
          </table:table-cell>
          <table:table-cell table:style-name="ce29" office:value-type="float" office:value="42875.4613333333" calcext:value-type="float">
            <text:p><text:s/>42,87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40387.090102222" calcext:value-type="float">
            <text:p><text:s/>140,387 <text:s/></text:p>
          </table:table-cell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8年</text:p>
          </table:table-cell>
          <table:table-cell table:style-name="ce13"/>
          <table:table-cell table:style-name="ce19"/>
          <table:table-cell table:style-name="ce24" office:value-type="float" office:value="13402339.7762198" calcext:value-type="float">
            <text:p><text:s/>13,402,340 <text:s/></text:p>
          </table:table-cell>
          <table:table-cell table:style-name="ce29" office:value-type="float" office:value="13259059.4566754" calcext:value-type="float">
            <text:p><text:s/>13,259,059 <text:s/></text:p>
          </table:table-cell>
          <table:table-cell table:style-name="ce29" office:value-type="float" office:value="25844.1929420433" calcext:value-type="float">
            <text:p><text:s/>25,844 <text:s/></text:p>
          </table:table-cell>
          <table:table-cell table:style-name="ce29" office:value-type="float" office:value="8638819.09626667" calcext:value-type="float">
            <text:p><text:s/>8,638,819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104128.682666667" calcext:value-type="float">
            <text:p><text:s/>104,129 <text:s/></text:p>
          </table:table-cell>
          <table:table-cell table:style-name="ce29" office:value-type="float" office:value="4450066.62613333" calcext:value-type="float">
            <text:p><text:s/>4,450,067 <text:s/></text:p>
          </table:table-cell>
          <table:table-cell table:style-name="ce29" office:value-type="float" office:value="40200.8586666667" calcext:value-type="float">
            <text:p><text:s/>40,201 <text:s/></text:p>
          </table:table-cell>
          <table:table-cell table:style-name="ce29" office:value-type="float" office:value="31.5466666666667" calcext:value-type="float">
            <text:p><text:s/>32 <text:s/></text:p>
          </table:table-cell>
          <table:table-cell table:style-name="ce36" office:value-type="float" office:value="143248.772877778" calcext:value-type="float">
            <text:p><text:s/>143,249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/>
          <table:table-cell table:style-name="ce19"/>
          <table:table-cell table:style-name="ce24"/>
          <table:table-cell table:style-name="ce29" table:number-columns-repeated="9"/>
          <table:table-cell table:style-name="ce36"/>
          <table:table-cell table:number-columns-repeated="1010"/>
        </table:table-row>
        <table:table-row table:style-name="ro4">
          <table:table-cell table:style-name="ce6" office:value-type="string" calcext:value-type="string">
            <text:p>民國109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4" office:value-type="float" office:value="1034522.17476048" calcext:value-type="float">
            <text:p><text:s/>1,034,522 <text:s/></text:p>
          </table:table-cell>
          <table:table-cell table:style-name="ce29" office:value-type="float" office:value="1022587.32801503" calcext:value-type="float">
            <text:p><text:s/>1,022,587 <text:s/></text:p>
          </table:table-cell>
          <table:table-cell table:style-name="ce29" office:value-type="float" office:value="1827.47808170056" calcext:value-type="float">
            <text:p><text:s/>1,827 <text:s/></text:p>
          </table:table-cell>
          <table:table-cell table:style-name="ce29" office:value-type="float" office:value="700111.7526" calcext:value-type="float">
            <text:p><text:s/>700,112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6442.696" calcext:value-type="float">
            <text:p><text:s/>6,443 <text:s/></text:p>
          </table:table-cell>
          <table:table-cell table:style-name="ce29" office:value-type="float" office:value="310153.134666667" calcext:value-type="float">
            <text:p><text:s/>310,153 <text:s/></text:p>
          </table:table-cell>
          <table:table-cell table:style-name="ce29" office:value-type="float" office:value="4052.26666666667" calcext:value-type="float">
            <text:p><text:s/>4,052 <text:s/></text:p>
          </table:table-cell>
          <table:table-cell table:style-name="ce29" office:value-type="float" office:value="2.98666666666667" calcext:value-type="float">
            <text:p><text:s/>3 <text:s/></text:p>
          </table:table-cell>
          <table:table-cell table:style-name="ce36" office:value-type="float" office:value="11931.8600787778" calcext:value-type="float">
            <text:p><text:s/>11,932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4" office:value-type="float" office:value="1024544.03517026" calcext:value-type="float">
            <text:p><text:s/>1,024,544 <text:s/></text:p>
          </table:table-cell>
          <table:table-cell table:style-name="ce29" office:value-type="float" office:value="1013817.39077152" calcext:value-type="float">
            <text:p><text:s/>1,013,817 <text:s/></text:p>
          </table:table-cell>
          <table:table-cell table:style-name="ce29" office:value-type="float" office:value="1380.02481596778" calcext:value-type="float">
            <text:p><text:s/>1,380 <text:s/></text:p>
          </table:table-cell>
          <table:table-cell table:style-name="ce29" office:value-type="float" office:value="660938.879466667" calcext:value-type="float">
            <text:p><text:s/>660,939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3765.65422222222" calcext:value-type="float">
            <text:p><text:s/>3,766 <text:s/></text:p>
          </table:table-cell>
          <table:table-cell table:style-name="ce29" office:value-type="float" office:value="345139.7656" calcext:value-type="float">
            <text:p><text:s/>345,140 <text:s/></text:p>
          </table:table-cell>
          <table:table-cell table:style-name="ce29" office:value-type="float" office:value="2593.06666666667" calcext:value-type="float">
            <text:p><text:s/>2,593 <text:s/></text:p>
          </table:table-cell>
          <table:table-cell table:style-name="ce29" office:value-type="float" office:value="1.49333333333333" calcext:value-type="float">
            <text:p><text:s/>1 <text:s/></text:p>
          </table:table-cell>
          <table:table-cell table:style-name="ce36" office:value-type="float" office:value="10725.1510654" calcext:value-type="float">
            <text:p><text:s/>10,725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4" office:value-type="float" office:value="1063716.08876923" calcext:value-type="float">
            <text:p><text:s/>1,063,716 <text:s/></text:p>
          </table:table-cell>
          <table:table-cell table:style-name="ce29" office:value-type="float" office:value="1052137.06379265" calcext:value-type="float">
            <text:p><text:s/>1,052,137 <text:s/></text:p>
          </table:table-cell>
          <table:table-cell table:style-name="ce29" office:value-type="float" office:value="1111.70921487389" calcext:value-type="float">
            <text:p><text:s/>1,112 <text:s/></text:p>
          </table:table-cell>
          <table:table-cell table:style-name="ce29" office:value-type="float" office:value="679985.626666667" calcext:value-type="float">
            <text:p><text:s/>679,986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3370.54577777778" calcext:value-type="float">
            <text:p><text:s/>3,371 <text:s/></text:p>
          </table:table-cell>
          <table:table-cell table:style-name="ce29" office:value-type="float" office:value="365172.115466667" calcext:value-type="float">
            <text:p><text:s/>365,172 <text:s/></text:p>
          </table:table-cell>
          <table:table-cell table:style-name="ce29" office:value-type="float" office:value="2497.06666666667" calcext:value-type="float">
            <text:p><text:s/>2,497 <text:s/></text:p>
          </table:table-cell>
          <table:table-cell table:style-name="ce29" office:value-type="float" office:value="3.08" calcext:value-type="float">
            <text:p><text:s/>3 <text:s/></text:p>
          </table:table-cell>
          <table:table-cell table:style-name="ce36" office:value-type="float" office:value="11575.9449765778" calcext:value-type="float">
            <text:p><text:s/>11,576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4" office:value-type="float" office:value="1048204.15583118" calcext:value-type="float">
            <text:p><text:s/>1,048,204 <text:s/></text:p>
          </table:table-cell>
          <table:table-cell table:style-name="ce29" office:value-type="float" office:value="1037036.660005" calcext:value-type="float">
            <text:p><text:s/>1,037,037 <text:s/></text:p>
          </table:table-cell>
          <table:table-cell table:style-name="ce29" office:value-type="float" office:value="913.619982778889" calcext:value-type="float">
            <text:p><text:s/>914 <text:s/></text:p>
          </table:table-cell>
          <table:table-cell table:style-name="ce29" office:value-type="float" office:value="673327.471266667" calcext:value-type="float">
            <text:p><text:s/>673,327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3588.10755555556" calcext:value-type="float">
            <text:p><text:s/>3,588 <text:s/></text:p>
          </table:table-cell>
          <table:table-cell table:style-name="ce29" office:value-type="float" office:value="356392.527866667" calcext:value-type="float">
            <text:p><text:s/>356,393 <text:s/></text:p>
          </table:table-cell>
          <table:table-cell table:style-name="ce29" office:value-type="float" office:value="2814.93333333333" calcext:value-type="float">
            <text:p><text:s/>2,815 <text:s/></text:p>
          </table:table-cell>
          <table:table-cell table:style-name="ce29" office:value-type="float" office:value="1.49333333333333" calcext:value-type="float">
            <text:p><text:s/>1 <text:s/></text:p>
          </table:table-cell>
          <table:table-cell table:style-name="ce36" office:value-type="float" office:value="11166.0024928444" calcext:value-type="float">
            <text:p><text:s/>11,166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4" office:value-type="float" office:value="1263141.05021195" calcext:value-type="float">
            <text:p><text:s/>1,263,141 <text:s/></text:p>
          </table:table-cell>
          <table:table-cell table:style-name="ce29" office:value-type="float" office:value="1252020.55082011" calcext:value-type="float">
            <text:p><text:s/>1,252,021 <text:s/></text:p>
          </table:table-cell>
          <table:table-cell table:style-name="ce29" office:value-type="float" office:value="985.833864553333" calcext:value-type="float">
            <text:p><text:s/>986 <text:s/></text:p>
          </table:table-cell>
          <table:table-cell table:style-name="ce29" office:value-type="float" office:value="836322.207933333" calcext:value-type="float">
            <text:p><text:s/>836,322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3634.57155555556" calcext:value-type="float">
            <text:p><text:s/>3,635 <text:s/></text:p>
          </table:table-cell>
          <table:table-cell table:style-name="ce29" office:value-type="float" office:value="408347.644133333" calcext:value-type="float">
            <text:p><text:s/>408,348 <text:s/></text:p>
          </table:table-cell>
          <table:table-cell table:style-name="ce29" office:value-type="float" office:value="2730.29333333333" calcext:value-type="float">
            <text:p><text:s/>2,730 <text:s/></text:p>
          </table:table-cell>
          <table:table-cell table:style-name="ce29" office:value-type="float" office:value="1.49333333333333" calcext:value-type="float">
            <text:p><text:s/>1 <text:s/></text:p>
          </table:table-cell>
          <table:table-cell table:style-name="ce36" office:value-type="float" office:value="11119.0060585111" calcext:value-type="float">
            <text:p><text:s/>11,119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4" office:value-type="float" office:value="1099475.85344349" calcext:value-type="float">
            <text:p><text:s/>1,099,476 <text:s/></text:p>
          </table:table-cell>
          <table:table-cell table:style-name="ce29" office:value-type="float" office:value="1087647.97796431" calcext:value-type="float">
            <text:p><text:s/>1,087,648 <text:s/></text:p>
          </table:table-cell>
          <table:table-cell table:style-name="ce29" office:value-type="float" office:value="1310.366897645" calcext:value-type="float">
            <text:p><text:s/>1,310 <text:s/></text:p>
          </table:table-cell>
          <table:table-cell table:style-name="ce29" office:value-type="float" office:value="724019.684266667" calcext:value-type="float">
            <text:p><text:s/>724,020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6508.84266666667" calcext:value-type="float">
            <text:p><text:s/>6,509 <text:s/></text:p>
          </table:table-cell>
          <table:table-cell table:style-name="ce29" office:value-type="float" office:value="352449.937466667" calcext:value-type="float">
            <text:p><text:s/>352,450 <text:s/></text:p>
          </table:table-cell>
          <table:table-cell table:style-name="ce29" office:value-type="float" office:value="3359.14666666667" calcext:value-type="float">
            <text:p><text:s/>3,359 <text:s/></text:p>
          </table:table-cell>
          <table:table-cell table:style-name="ce29" office:value-type="float" office:value="2.98666666666667" calcext:value-type="float">
            <text:p><text:s/>3 <text:s/></text:p>
          </table:table-cell>
          <table:table-cell table:style-name="ce36" office:value-type="float" office:value="11824.8888125111" calcext:value-type="float">
            <text:p><text:s/>11,825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4" office:value-type="float" office:value="1154332.63047334" calcext:value-type="float">
            <text:p><text:s/>1,154,333 <text:s/></text:p>
          </table:table-cell>
          <table:table-cell table:style-name="ce29" office:value-type="float" office:value="1141824.87903098" calcext:value-type="float">
            <text:p><text:s/>1,141,825 <text:s/></text:p>
          </table:table-cell>
          <table:table-cell table:style-name="ce29" office:value-type="float" office:value="1410.15683098333" calcext:value-type="float">
            <text:p><text:s/>1,410 <text:s/></text:p>
          </table:table-cell>
          <table:table-cell table:style-name="ce29" office:value-type="float" office:value="744979.8642" calcext:value-type="float">
            <text:p><text:s/>744,980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11125.48" calcext:value-type="float">
            <text:p><text:s/>11,125 <text:s/></text:p>
          </table:table-cell>
          <table:table-cell table:style-name="ce29" office:value-type="float" office:value="381105.111333333" calcext:value-type="float">
            <text:p><text:s/>381,105 <text:s/></text:p>
          </table:table-cell>
          <table:table-cell table:style-name="ce29" office:value-type="float" office:value="3204.26666666667" calcext:value-type="float">
            <text:p><text:s/>3,204 <text:s/></text:p>
          </table:table-cell>
          <table:table-cell table:style-name="ce29" office:value-type="float" office:value="2.98666666666667" calcext:value-type="float">
            <text:p><text:s/>3 <text:s/></text:p>
          </table:table-cell>
          <table:table-cell table:style-name="ce36" office:value-type="float" office:value="12504.7647756889" calcext:value-type="float">
            <text:p><text:s/>12,505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4" office:value-type="float" office:value="1190902.99468804" calcext:value-type="float">
            <text:p><text:s/>1,190,903 <text:s/></text:p>
          </table:table-cell>
          <table:table-cell table:style-name="ce29" office:value-type="float" office:value="1178291.7547692" calcext:value-type="float">
            <text:p><text:s/>1,178,292 <text:s/></text:p>
          </table:table-cell>
          <table:table-cell table:style-name="ce29" office:value-type="float" office:value="1202.74803586667" calcext:value-type="float">
            <text:p><text:s/>1,203 <text:s/></text:p>
          </table:table-cell>
          <table:table-cell table:style-name="ce29" office:value-type="float" office:value="781508.441133333" calcext:value-type="float">
            <text:p><text:s/>781,508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11499.6506666667" calcext:value-type="float">
            <text:p><text:s/>11,500 <text:s/></text:p>
          </table:table-cell>
          <table:table-cell table:style-name="ce29" office:value-type="float" office:value="380765.714933333" calcext:value-type="float">
            <text:p><text:s/>380,766 <text:s/></text:p>
          </table:table-cell>
          <table:table-cell table:style-name="ce29" office:value-type="float" office:value="3315.2" calcext:value-type="float">
            <text:p><text:s/>3,315 <text:s/></text:p>
          </table:table-cell>
          <table:table-cell table:style-name="ce29" office:value-type="float" office:value="2.98666666666667" calcext:value-type="float">
            <text:p><text:s/>3 <text:s/></text:p>
          </table:table-cell>
          <table:table-cell table:style-name="ce36" office:value-type="float" office:value="12608.2532521778" calcext:value-type="float">
            <text:p><text:s/>12,608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4" office:value-type="float" office:value="1126436.17706615" calcext:value-type="float">
            <text:p><text:s/>1,126,436 <text:s/></text:p>
          </table:table-cell>
          <table:table-cell table:style-name="ce29" office:value-type="float" office:value="1114226.53527273" calcext:value-type="float">
            <text:p><text:s/>1,114,227 <text:s/></text:p>
          </table:table-cell>
          <table:table-cell table:style-name="ce29" office:value-type="float" office:value="1338.68207272722" calcext:value-type="float">
            <text:p><text:s/>1,339 <text:s/></text:p>
          </table:table-cell>
          <table:table-cell table:style-name="ce29" office:value-type="float" office:value="720971.342" calcext:value-type="float">
            <text:p><text:s/>720,971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8972.32266666667" calcext:value-type="float">
            <text:p><text:s/>8,972 <text:s/></text:p>
          </table:table-cell>
          <table:table-cell table:style-name="ce29" office:value-type="float" office:value="379456.188533333" calcext:value-type="float">
            <text:p><text:s/>379,456 <text:s/></text:p>
          </table:table-cell>
          <table:table-cell table:style-name="ce29" office:value-type="float" office:value="3488" calcext:value-type="float">
            <text:p><text:s/>3,488 <text:s/></text:p>
          </table:table-cell>
          <table:table-cell table:style-name="ce29" office:value-type="float" office:value="2.98666666666667" calcext:value-type="float">
            <text:p><text:s/>3 <text:s/></text:p>
          </table:table-cell>
          <table:table-cell table:style-name="ce36" office:value-type="float" office:value="12206.6551267556" calcext:value-type="float">
            <text:p><text:s/>12,207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4" office:value-type="float" office:value="1115030.5290255" calcext:value-type="float">
            <text:p><text:s/>1,115,031 <text:s/></text:p>
          </table:table-cell>
          <table:table-cell table:style-name="ce29" office:value-type="float" office:value="1102832.03692062" calcext:value-type="float">
            <text:p><text:s/>1,102,832 <text:s/></text:p>
          </table:table-cell>
          <table:table-cell table:style-name="ce29" office:value-type="float" office:value="1215.37232061556" calcext:value-type="float">
            <text:p><text:s/>1,215 <text:s/></text:p>
          </table:table-cell>
          <table:table-cell table:style-name="ce29" office:value-type="float" office:value="720550.364733333" calcext:value-type="float">
            <text:p><text:s/>720,550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8804.888" calcext:value-type="float">
            <text:p><text:s/>8,805 <text:s/></text:p>
          </table:table-cell>
          <table:table-cell table:style-name="ce29" office:value-type="float" office:value="369317.411866667" calcext:value-type="float">
            <text:p><text:s/>369,317 <text:s/></text:p>
          </table:table-cell>
          <table:table-cell table:style-name="ce29" office:value-type="float" office:value="2944" calcext:value-type="float">
            <text:p><text:s/>2,944 <text:s/></text:p>
          </table:table-cell>
          <table:table-cell table:style-name="ce29" office:value-type="float" office:value="1.49333333333333" calcext:value-type="float">
            <text:p><text:s/>1 <text:s/></text:p>
          </table:table-cell>
          <table:table-cell table:style-name="ce36" office:value-type="float" office:value="12196.9987715556" calcext:value-type="float">
            <text:p><text:s/>12,197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4" office:value-type="float" office:value="1217942.97555457" calcext:value-type="float">
            <text:p><text:s/>1,217,943 <text:s/></text:p>
          </table:table-cell>
          <table:table-cell table:style-name="ce29" office:value-type="float" office:value="1206097.62611255" calcext:value-type="float">
            <text:p><text:s/>1,206,098 <text:s/></text:p>
          </table:table-cell>
          <table:table-cell table:style-name="ce29" office:value-type="float" office:value="1130.95120144056" calcext:value-type="float">
            <text:p><text:s/>1,131 <text:s/></text:p>
          </table:table-cell>
          <table:table-cell table:style-name="ce29" office:value-type="float" office:value="774272.797133333" calcext:value-type="float">
            <text:p><text:s/>774,273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5883.68444444444" calcext:value-type="float">
            <text:p><text:s/>5,884 <text:s/></text:p>
          </table:table-cell>
          <table:table-cell table:style-name="ce29" office:value-type="float" office:value="421036.326666667" calcext:value-type="float">
            <text:p><text:s/>421,036 <text:s/></text:p>
          </table:table-cell>
          <table:table-cell table:style-name="ce29" office:value-type="float" office:value="3773.86666666667" calcext:value-type="float">
            <text:p><text:s/>3,774 <text:s/></text:p>
          </table:table-cell>
          <table:table-cell table:style-name="ce29" office:value-type="float" office:value="1.49333333333333" calcext:value-type="float">
            <text:p><text:s/>1 <text:s/></text:p>
          </table:table-cell>
          <table:table-cell table:style-name="ce36" office:value-type="float" office:value="11843.8561086889" calcext:value-type="float">
            <text:p><text:s/>11,844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1 - 11月</text:p>
          </table:table-cell>
          <table:table-cell table:style-name="ce19"/>
          <table:table-cell table:style-name="ce24" office:value-type="float" office:value="12338248.6649942" calcext:value-type="float">
            <text:p><text:s/>12,338,249 <text:s/></text:p>
          </table:table-cell>
          <table:table-cell table:style-name="ce29" office:value-type="float" office:value="12208519.8034747" calcext:value-type="float">
            <text:p><text:s/>12,208,520 <text:s/></text:p>
          </table:table-cell>
          <table:table-cell table:style-name="ce29" office:value-type="float" office:value="13826.9433191528" calcext:value-type="float">
            <text:p><text:s/>13,827 <text:s/></text:p>
          </table:table-cell>
          <table:table-cell table:style-name="ce29" office:value-type="float" office:value="8016988.4314" calcext:value-type="float">
            <text:p><text:s/>8,016,988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73596.4435555556" calcext:value-type="float">
            <text:p><text:s/>73,596 <text:s/></text:p>
          </table:table-cell>
          <table:table-cell table:style-name="ce29" office:value-type="float" office:value="4069335.87853333" calcext:value-type="float">
            <text:p><text:s/>4,069,336 <text:s/></text:p>
          </table:table-cell>
          <table:table-cell table:style-name="ce29" office:value-type="float" office:value="34772.1066666667" calcext:value-type="float">
            <text:p><text:s/>34,772 <text:s/></text:p>
          </table:table-cell>
          <table:table-cell table:style-name="ce29" office:value-type="float" office:value="25.48" calcext:value-type="float">
            <text:p><text:s/>25 <text:s/></text:p>
          </table:table-cell>
          <table:table-cell table:style-name="ce36" office:value-type="float" office:value="129703.381519489" calcext:value-type="float">
            <text:p><text:s/>129,703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12月</text:p>
          </table:table-cell>
          <table:table-cell table:style-name="ce19"/>
          <table:table-cell table:style-name="ce24" office:value-type="float" office:value="1169364.85013424" calcext:value-type="float">
            <text:p><text:s/>1,169,365 <text:s/></text:p>
          </table:table-cell>
          <table:table-cell table:style-name="ce29" office:value-type="float" office:value="1157545.74166324" calcext:value-type="float">
            <text:p><text:s/>1,157,546 <text:s/></text:p>
          </table:table-cell>
          <table:table-cell table:style-name="ce29" office:value-type="float" office:value="1204.93099657444" calcext:value-type="float">
            <text:p><text:s/>1,205 <text:s/></text:p>
          </table:table-cell>
          <table:table-cell table:style-name="ce29" office:value-type="float" office:value="741447.182666667" calcext:value-type="float">
            <text:p><text:s/>741,447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6067.12266666667" calcext:value-type="float">
            <text:p><text:s/>6,067 <text:s/></text:p>
          </table:table-cell>
          <table:table-cell table:style-name="ce29" office:value-type="float" office:value="404537.438666667" calcext:value-type="float">
            <text:p><text:s/>404,537 <text:s/></text:p>
          </table:table-cell>
          <table:table-cell table:style-name="ce29" office:value-type="float" office:value="4289.06666666667" calcext:value-type="float">
            <text:p><text:s/>4,289 <text:s/></text:p>
          </table:table-cell>
          <table:table-cell table:style-name="ce29" office:value-type="float" office:value="2.98666666666667" calcext:value-type="float">
            <text:p><text:s/>3 <text:s/></text:p>
          </table:table-cell>
          <table:table-cell table:style-name="ce36" office:value-type="float" office:value="11816.1218043333" calcext:value-type="float">
            <text:p><text:s/>11,816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1 - 12月</text:p>
          </table:table-cell>
          <table:table-cell table:style-name="ce19"/>
          <table:table-cell table:style-name="ce24" office:value-type="float" office:value="13507613.5151284" calcext:value-type="float">
            <text:p><text:s/>13,507,614 <text:s/></text:p>
          </table:table-cell>
          <table:table-cell table:style-name="ce29" office:value-type="float" office:value="13366065.5451379" calcext:value-type="float">
            <text:p><text:s/>13,366,066 <text:s/></text:p>
          </table:table-cell>
          <table:table-cell table:style-name="ce29" office:value-type="float" office:value="15031.8743157272" calcext:value-type="float">
            <text:p><text:s/>15,032 <text:s/></text:p>
          </table:table-cell>
          <table:table-cell table:style-name="ce29" office:value-type="float" office:value="8758435.61406667" calcext:value-type="float">
            <text:p><text:s/>8,758,436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79663.5662222222" calcext:value-type="float">
            <text:p><text:s/>79,664 <text:s/></text:p>
          </table:table-cell>
          <table:table-cell table:style-name="ce29" office:value-type="float" office:value="4473873.3172" calcext:value-type="float">
            <text:p><text:s/>4,473,873 <text:s/></text:p>
          </table:table-cell>
          <table:table-cell table:style-name="ce29" office:value-type="float" office:value="39061.1733333333" calcext:value-type="float">
            <text:p><text:s/>39,061 <text:s/></text:p>
          </table:table-cell>
          <table:table-cell table:style-name="ce29" office:value-type="float" office:value="28.4666666666667" calcext:value-type="float">
            <text:p><text:s/>28 <text:s/></text:p>
          </table:table-cell>
          <table:table-cell table:style-name="ce36" office:value-type="float" office:value="141519.503323822" calcext:value-type="float">
            <text:p><text:s/>141,520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/>
          <table:table-cell table:style-name="ce19"/>
          <table:table-cell table:style-name="ce24"/>
          <table:table-cell table:style-name="ce29" table:number-columns-repeated="9"/>
          <table:table-cell table:style-name="ce36"/>
          <table:table-cell table:number-columns-repeated="1010"/>
        </table:table-row>
        <table:table-row table:style-name="ro4">
          <table:table-cell table:style-name="ce6" office:value-type="string" calcext:value-type="string">
            <text:p>民國110年</text:p>
          </table:table-cell>
          <table:table-cell table:style-name="ce13" office:value-type="string" calcext:value-type="string">
            <text:p><text:s/>1月</text:p>
          </table:table-cell>
          <table:table-cell table:style-name="ce19"/>
          <table:table-cell table:style-name="ce24" office:value-type="float" office:value="1080257.5342572" calcext:value-type="float">
            <text:p><text:s/>1,080,258 <text:s/></text:p>
          </table:table-cell>
          <table:table-cell table:style-name="ce29" office:value-type="float" office:value="1068474.37447392" calcext:value-type="float">
            <text:p><text:s/>1,068,474 <text:s/></text:p>
          </table:table-cell>
          <table:table-cell table:style-name="ce29" office:value-type="float" office:value="1051.11347391556" calcext:value-type="float">
            <text:p><text:s/>1,051 <text:s/></text:p>
          </table:table-cell>
          <table:table-cell table:style-name="ce29" office:value-type="float" office:value="683368.6314" calcext:value-type="float">
            <text:p><text:s/>683,369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5553.61333333333" calcext:value-type="float">
            <text:p><text:s/>5,554 <text:s/></text:p>
          </table:table-cell>
          <table:table-cell table:style-name="ce29" office:value-type="float" office:value="374231.1496" calcext:value-type="float">
            <text:p><text:s/>374,231 <text:s/></text:p>
          </table:table-cell>
          <table:table-cell table:style-name="ce29" office:value-type="float" office:value="4269.86666666667" calcext:value-type="float">
            <text:p><text:s/>4,270 <text:s/></text:p>
          </table:table-cell>
          <table:table-cell table:style-name="ce29" office:value-type="float" office:value="1.49333333333333" calcext:value-type="float">
            <text:p><text:s/>1 <text:s/></text:p>
          </table:table-cell>
          <table:table-cell table:style-name="ce36" office:value-type="float" office:value="11781.6664499556" calcext:value-type="float">
            <text:p><text:s/>11,782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2月</text:p>
          </table:table-cell>
          <table:table-cell table:style-name="ce19"/>
          <table:table-cell table:style-name="ce24" office:value-type="float" office:value="1071821.3350745" calcext:value-type="float">
            <text:p><text:s/>1,071,821 <text:s/></text:p>
          </table:table-cell>
          <table:table-cell table:style-name="ce29" office:value-type="float" office:value="1060769.33729548" calcext:value-type="float">
            <text:p><text:s/>1,060,769 <text:s/></text:p>
          </table:table-cell>
          <table:table-cell table:style-name="ce29" office:value-type="float" office:value="964.143273258333" calcext:value-type="float">
            <text:p><text:s/>964 <text:s/></text:p>
          </table:table-cell>
          <table:table-cell table:style-name="ce29" office:value-type="float" office:value="723868.512466667" calcext:value-type="float">
            <text:p><text:s/>723,869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5690.41422222222" calcext:value-type="float">
            <text:p><text:s/>5,690 <text:s/></text:p>
          </table:table-cell>
          <table:table-cell table:style-name="ce29" office:value-type="float" office:value="326620.667333333" calcext:value-type="float">
            <text:p><text:s/>326,621 <text:s/></text:p>
          </table:table-cell>
          <table:table-cell table:style-name="ce29" office:value-type="float" office:value="3625.6" calcext:value-type="float">
            <text:p><text:s/>3,626 <text:s/></text:p>
          </table:table-cell>
          <table:table-cell table:style-name="ce29" office:value-type="float" office:value="0.746666666666667" calcext:value-type="float">
            <text:p><text:s/>1 <text:s/></text:p>
          </table:table-cell>
          <table:table-cell table:style-name="ce36" office:value-type="float" office:value="11051.2511123556" calcext:value-type="float">
            <text:p><text:s/>11,051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3月</text:p>
          </table:table-cell>
          <table:table-cell table:style-name="ce19"/>
          <table:table-cell table:style-name="ce24" office:value-type="float" office:value="1111436.1316321" calcext:value-type="float">
            <text:p><text:s/>1,111,436 <text:s/></text:p>
          </table:table-cell>
          <table:table-cell table:style-name="ce29" office:value-type="float" office:value="1099246.18975041" calcext:value-type="float">
            <text:p><text:s/>1,099,246 <text:s/></text:p>
          </table:table-cell>
          <table:table-cell table:style-name="ce29" office:value-type="float" office:value="1084.78695040722" calcext:value-type="float">
            <text:p><text:s/>1,085 <text:s/></text:p>
          </table:table-cell>
          <table:table-cell table:style-name="ce29" office:value-type="float" office:value="703633.484666667" calcext:value-type="float">
            <text:p><text:s/>703,633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5527.82933333333" calcext:value-type="float">
            <text:p><text:s/>5,528 <text:s/></text:p>
          </table:table-cell>
          <table:table-cell table:style-name="ce29" office:value-type="float" office:value="384911.555466667" calcext:value-type="float">
            <text:p><text:s/>384,912 <text:s/></text:p>
          </table:table-cell>
          <table:table-cell table:style-name="ce29" office:value-type="float" office:value="4088.53333333333" calcext:value-type="float">
            <text:p><text:s/>4,089 <text:s/></text:p>
          </table:table-cell>
          <table:table-cell table:style-name="ce29" office:value-type="float" office:value="1.49333333333333" calcext:value-type="float">
            <text:p><text:s/>1 <text:s/></text:p>
          </table:table-cell>
          <table:table-cell table:style-name="ce36" office:value-type="float" office:value="12188.4485483556" calcext:value-type="float">
            <text:p><text:s/>12,188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4月</text:p>
          </table:table-cell>
          <table:table-cell table:style-name="ce19"/>
          <table:table-cell table:style-name="ce24" office:value-type="float" office:value="1052731.66330955" calcext:value-type="float">
            <text:p><text:s/>1,052,732 <text:s/></text:p>
          </table:table-cell>
          <table:table-cell table:style-name="ce29" office:value-type="float" office:value="1040639.30363408" calcext:value-type="float">
            <text:p><text:s/>1,040,639 <text:s/></text:p>
          </table:table-cell>
          <table:table-cell table:style-name="ce29" office:value-type="float" office:value="1059.26447852556" calcext:value-type="float">
            <text:p><text:s/>1,059 <text:s/></text:p>
          </table:table-cell>
          <table:table-cell table:style-name="ce29" office:value-type="float" office:value="661464.8976" calcext:value-type="float">
            <text:p><text:s/>661,465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8524.04622222222" calcext:value-type="float">
            <text:p><text:s/>8,524 <text:s/></text:p>
          </table:table-cell>
          <table:table-cell table:style-name="ce29" office:value-type="float" office:value="363806.562" calcext:value-type="float">
            <text:p><text:s/>363,807 <text:s/></text:p>
          </table:table-cell>
          <table:table-cell table:style-name="ce29" office:value-type="float" office:value="5784.53333333333" calcext:value-type="float">
            <text:p><text:s/>5,785 <text:s/></text:p>
          </table:table-cell>
          <table:table-cell table:style-name="ce29" office:value-type="float" office:value="4.58173333333333" calcext:value-type="float">
            <text:p><text:s/>5 <text:s/></text:p>
          </table:table-cell>
          <table:table-cell table:style-name="ce36" office:value-type="float" office:value="12087.7779421333" calcext:value-type="float">
            <text:p><text:s/>12,088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5月</text:p>
          </table:table-cell>
          <table:table-cell table:style-name="ce19"/>
          <table:table-cell table:style-name="ce24" office:value-type="float" office:value="1103028.14706592" calcext:value-type="float">
            <text:p><text:s/>1,103,028 <text:s/></text:p>
          </table:table-cell>
          <table:table-cell table:style-name="ce29" office:value-type="float" office:value="1091338.24834165" calcext:value-type="float">
            <text:p><text:s/>1,091,338 <text:s/></text:p>
          </table:table-cell>
          <table:table-cell table:style-name="ce29" office:value-type="float" office:value="930.590919428889" calcext:value-type="float">
            <text:p><text:s/>931 <text:s/></text:p>
          </table:table-cell>
          <table:table-cell table:style-name="ce29" office:value-type="float" office:value="668361.227733333" calcext:value-type="float">
            <text:p><text:s/>668,361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6914.20888888889" calcext:value-type="float">
            <text:p><text:s/>6,914 <text:s/></text:p>
          </table:table-cell>
          <table:table-cell table:style-name="ce29" office:value-type="float" office:value="410512.487466667" calcext:value-type="float">
            <text:p><text:s/>410,512 <text:s/></text:p>
          </table:table-cell>
          <table:table-cell table:style-name="ce29" office:value-type="float" office:value="4619.73333333333" calcext:value-type="float">
            <text:p><text:s/>4,620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1689.8987242667" calcext:value-type="float">
            <text:p><text:s/>11,690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6月</text:p>
          </table:table-cell>
          <table:table-cell table:style-name="ce19"/>
          <table:table-cell table:style-name="ce24" office:value-type="float" office:value="847579.735741691" calcext:value-type="float">
            <text:p><text:s/>847,580 <text:s/></text:p>
          </table:table-cell>
          <table:table-cell table:style-name="ce29" office:value-type="float" office:value="838201.218835358" calcext:value-type="float">
            <text:p><text:s/>838,201 <text:s/></text:p>
          </table:table-cell>
          <table:table-cell table:style-name="ce29" office:value-type="float" office:value="497.588413135556" calcext:value-type="float">
            <text:p><text:s/>498 <text:s/></text:p>
          </table:table-cell>
          <table:table-cell table:style-name="ce29" office:value-type="float" office:value="505081.4054" calcext:value-type="float">
            <text:p><text:s/>505,081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1167.49155555556" calcext:value-type="float">
            <text:p><text:s/>1,167 <text:s/></text:p>
          </table:table-cell>
          <table:table-cell table:style-name="ce29" office:value-type="float" office:value="327949.6668" calcext:value-type="float">
            <text:p><text:s/>327,950 <text:s/></text:p>
          </table:table-cell>
          <table:table-cell table:style-name="ce29" office:value-type="float" office:value="3505.06666666667" calcext:value-type="float">
            <text:p><text:s/>3,505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9378.51690633334" calcext:value-type="float">
            <text:p><text:s/>9,379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7月</text:p>
          </table:table-cell>
          <table:table-cell table:style-name="ce19"/>
          <table:table-cell table:style-name="ce24" office:value-type="float" office:value="981445.047035573" calcext:value-type="float">
            <text:p><text:s/>981,445 <text:s/></text:p>
          </table:table-cell>
          <table:table-cell table:style-name="ce29" office:value-type="float" office:value="971457.734931928" calcext:value-type="float">
            <text:p><text:s/>971,458 <text:s/></text:p>
          </table:table-cell>
          <table:table-cell table:style-name="ce29" office:value-type="float" office:value="698.133131928333" calcext:value-type="float">
            <text:p><text:s/>698 <text:s/></text:p>
          </table:table-cell>
          <table:table-cell table:style-name="ce29" office:value-type="float" office:value="602834.948733333" calcext:value-type="float">
            <text:p><text:s/>602,835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1720.648" calcext:value-type="float">
            <text:p><text:s/>1,721 <text:s/></text:p>
          </table:table-cell>
          <table:table-cell table:style-name="ce29" office:value-type="float" office:value="360747.6936" calcext:value-type="float">
            <text:p><text:s/>360,748 <text:s/></text:p>
          </table:table-cell>
          <table:table-cell table:style-name="ce29" office:value-type="float" office:value="5456.31146666667" calcext:value-type="float">
            <text:p><text:s/>5,456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9987.31210364445" calcext:value-type="float">
            <text:p><text:s/>9,987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8月</text:p>
          </table:table-cell>
          <table:table-cell table:style-name="ce19"/>
          <table:table-cell table:style-name="ce24" office:value-type="float" office:value="1064843.64709094" calcext:value-type="float">
            <text:p><text:s/>1,064,844 <text:s/></text:p>
          </table:table-cell>
          <table:table-cell table:style-name="ce29" office:value-type="float" office:value="1053272.5055265" calcext:value-type="float">
            <text:p><text:s/>1,053,273 <text:s/></text:p>
          </table:table-cell>
          <table:table-cell table:style-name="ce29" office:value-type="float" office:value="815.543659832222" calcext:value-type="float">
            <text:p><text:s/>816 <text:s/></text:p>
          </table:table-cell>
          <table:table-cell table:style-name="ce29" office:value-type="float" office:value="680671.654" calcext:value-type="float">
            <text:p><text:s/>680,672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2551.592" calcext:value-type="float">
            <text:p><text:s/>2,552 <text:s/></text:p>
          </table:table-cell>
          <table:table-cell table:style-name="ce29" office:value-type="float" office:value="365901.4492" calcext:value-type="float">
            <text:p><text:s/>365,901 <text:s/></text:p>
          </table:table-cell>
          <table:table-cell table:style-name="ce29" office:value-type="float" office:value="3332.26666666667" calcext:value-type="float">
            <text:p><text:s/>3,332 <text:s/></text:p>
          </table:table-cell>
          <table:table-cell table:style-name="ce29" office:value-type="float" office:value="0.746666666666667" calcext:value-type="float">
            <text:p><text:s/>1 <text:s/></text:p>
          </table:table-cell>
          <table:table-cell table:style-name="ce36" office:value-type="float" office:value="11570.3948977778" calcext:value-type="float">
            <text:p><text:s/>11,570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<text:s/>9月</text:p>
          </table:table-cell>
          <table:table-cell table:style-name="ce19"/>
          <table:table-cell table:style-name="ce24" office:value-type="float" office:value="1074583.89780448" calcext:value-type="float">
            <text:p><text:s/>1,074,584 <text:s/></text:p>
          </table:table-cell>
          <table:table-cell table:style-name="ce29" office:value-type="float" office:value="1063046.32260415" calcext:value-type="float">
            <text:p><text:s/>1,063,046 <text:s/></text:p>
          </table:table-cell>
          <table:table-cell table:style-name="ce29" office:value-type="float" office:value="873.240715260556" calcext:value-type="float">
            <text:p><text:s/>873 <text:s/></text:p>
          </table:table-cell>
          <table:table-cell table:style-name="ce29" office:value-type="float" office:value="684309.4518" calcext:value-type="float">
            <text:p><text:s/>684,309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4716.32888888889" calcext:value-type="float">
            <text:p><text:s/>4,716 <text:s/></text:p>
          </table:table-cell>
          <table:table-cell table:style-name="ce29" office:value-type="float" office:value="367269.967866667" calcext:value-type="float">
            <text:p><text:s/>367,270 <text:s/></text:p>
          </table:table-cell>
          <table:table-cell table:style-name="ce29" office:value-type="float" office:value="5877.33333333333" calcext:value-type="float">
            <text:p><text:s/>5,877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1537.5752003333" calcext:value-type="float">
            <text:p><text:s/>11,538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10月</text:p>
          </table:table-cell>
          <table:table-cell table:style-name="ce19"/>
          <table:table-cell table:style-name="ce24" office:value-type="float" office:value="1231759.62416698" calcext:value-type="float">
            <text:p><text:s/>1,231,760 <text:s/></text:p>
          </table:table-cell>
          <table:table-cell table:style-name="ce29" office:value-type="float" office:value="1220109.65647443" calcext:value-type="float">
            <text:p><text:s/>1,220,110 <text:s/></text:p>
          </table:table-cell>
          <table:table-cell table:style-name="ce29" office:value-type="float" office:value="989.316141092222" calcext:value-type="float">
            <text:p><text:s/>989 <text:s/></text:p>
          </table:table-cell>
          <table:table-cell table:style-name="ce29" office:value-type="float" office:value="783270.778333333" calcext:value-type="float">
            <text:p><text:s/>783,271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4537.02133333333" calcext:value-type="float">
            <text:p><text:s/>4,537 <text:s/></text:p>
          </table:table-cell>
          <table:table-cell table:style-name="ce29" office:value-type="float" office:value="426670.407333333" calcext:value-type="float">
            <text:p><text:s/>426,670 <text:s/></text:p>
          </table:table-cell>
          <table:table-cell table:style-name="ce29" office:value-type="float" office:value="4642.13333333333" calcext:value-type="float">
            <text:p><text:s/>4,642 <text:s/></text:p>
          </table:table-cell>
          <table:table-cell table:style-name="ce29" office:value-type="float" office:value="0" calcext:value-type="float">
            <text:p>- <text:s/></text:p>
          </table:table-cell>
          <table:table-cell table:style-name="ce36" office:value-type="float" office:value="11649.9676925556" calcext:value-type="float">
            <text:p><text:s/>11,650 <text:s/></text:p>
          </table:table-cell>
          <table:table-cell table:number-columns-repeated="1010"/>
        </table:table-row>
        <table:table-row table:style-name="ro4">
          <table:table-cell table:style-name="ce6"/>
          <table:table-cell table:style-name="ce13" office:value-type="string" calcext:value-type="string">
            <text:p>11月</text:p>
          </table:table-cell>
          <table:table-cell table:style-name="ce19"/>
          <table:table-cell table:style-name="ce24" office:value-type="float" office:value="993498.871133118" calcext:value-type="float">
            <text:p><text:s/>993,499 <text:s/></text:p>
          </table:table-cell>
          <table:table-cell table:style-name="ce29" office:value-type="float" office:value="982144.719954585" calcext:value-type="float">
            <text:p><text:s/>982,145 <text:s/></text:p>
          </table:table-cell>
          <table:table-cell table:style-name="ce29" office:value-type="float" office:value="926.887043473889" calcext:value-type="float">
            <text:p><text:s/>927 <text:s/></text:p>
          </table:table-cell>
          <table:table-cell table:style-name="ce29" office:value-type="float" office:value="624452.5274" calcext:value-type="float">
            <text:p><text:s/>624,453 <text:s/></text:p>
          </table:table-cell>
          <table:table-cell table:number-columns-repeated="2" table:style-name="ce29" office:value-type="float" office:value="0" calcext:value-type="float">
            <text:p>- <text:s/></text:p>
          </table:table-cell>
          <table:table-cell table:style-name="ce29" office:value-type="float" office:value="4766.52977777778" calcext:value-type="float">
            <text:p><text:s/>4,767 <text:s/></text:p>
          </table:table-cell>
          <table:table-cell table:style-name="ce29" office:value-type="float" office:value="348268.6424" calcext:value-type="float">
            <text:p><text:s/>348,269 <text:s/></text:p>
          </table:table-cell>
          <table:table-cell table:style-name="ce29" office:value-type="float" office:value="3730.13333333333" calcext:value-type="float">
            <text:p><text:s/>3,730 <text:s/></text:p>
          </table:table-cell>
          <table:table-cell table:style-name="ce29" office:value-type="float" office:value="0.746666666666667" calcext:value-type="float">
            <text:p><text:s/>1 <text:s/></text:p>
          </table:table-cell>
          <table:table-cell table:style-name="ce36" office:value-type="float" office:value="11353.4045118667" calcext:value-type="float">
            <text:p><text:s/>11,353 <text:s/></text:p>
          </table:table-cell>
          <table:table-cell table:number-columns-repeated="1010"/>
        </table:table-row>
        <table:table-row table:style-name="ro4">
          <table:table-cell table:style-name="ce7"/>
          <table:table-cell table:style-name="ce14" office:value-type="string" calcext:value-type="string">
            <text:p>1 - 11月</text:p>
          </table:table-cell>
          <table:table-cell table:style-name="ce20"/>
          <table:table-cell table:style-name="ce25" office:value-type="float" office:value="11612985.6343121" calcext:value-type="float">
            <text:p><text:s/>11,612,986 <text:s/></text:p>
          </table:table-cell>
          <table:table-cell table:style-name="ce30" office:value-type="float" office:value="11488699.6118225" calcext:value-type="float">
            <text:p><text:s/>11,488,700 <text:s/></text:p>
          </table:table-cell>
          <table:table-cell table:style-name="ce30" office:value-type="float" office:value="9890.60820025833" calcext:value-type="float">
            <text:p><text:s/>9,891 <text:s/></text:p>
          </table:table-cell>
          <table:table-cell table:style-name="ce30" office:value-type="float" office:value="7321317.51953333" calcext:value-type="float">
            <text:p><text:s/>7,321,318 <text:s/></text:p>
          </table:table-cell>
          <table:table-cell table:number-columns-repeated="2" table:style-name="ce30" office:value-type="float" office:value="0" calcext:value-type="float">
            <text:p>- <text:s/></text:p>
          </table:table-cell>
          <table:table-cell table:style-name="ce30" office:value-type="float" office:value="51669.7235555556" calcext:value-type="float">
            <text:p><text:s/>51,670 <text:s/></text:p>
          </table:table-cell>
          <table:table-cell table:style-name="ce30" office:value-type="float" office:value="4056890.24906667" calcext:value-type="float">
            <text:p><text:s/>4,056,890 <text:s/></text:p>
          </table:table-cell>
          <table:table-cell table:style-name="ce30" office:value-type="float" office:value="48931.5114666667" calcext:value-type="float">
            <text:p><text:s/>48,932 <text:s/></text:p>
          </table:table-cell>
          <table:table-cell table:style-name="ce30" office:value-type="float" office:value="9.8084" calcext:value-type="float">
            <text:p><text:s/>10 <text:s/></text:p>
          </table:table-cell>
          <table:table-cell table:style-name="ce37" office:value-type="float" office:value="124276.214089578" calcext:value-type="float">
            <text:p><text:s/>124,276 <text:s/></text:p>
          </table:table-cell>
          <table:table-cell table:number-columns-repeated="1010"/>
        </table:table-row>
        <table:table-row table:style-name="ro4">
          <table:table-cell table:style-name="ce8" office:value-type="string" calcext:value-type="string" table:number-columns-spanned="14" table:number-rows-spanned="1">
            <text:p>註：運輸部門能源消費僅含國內運輸用途之燃料使用量，不包含國際海運與國際航空。</text:p>
          </table:table-cell>
          <table:covered-table-cell table:number-columns-repeated="13" table:style-name="ce15"/>
          <table:table-cell table:number-columns-repeated="1010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8">
      <number:text>-  </number:text>
      <style:map style:condition="value()&gt;0" style:apply-style-name="N188P0"/>
      <style:map style:condition="value()&lt;0" style:apply-style-name="N18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運輸部門能源消費(按能源別)</dc:title>
    <dc:subject>運輸部門能源消費(按能源別)</dc:subject>
    <meta:keyword>能源統計月報</meta:keyword>
    <dc:description>運輸部門能源消費(按能源別)</dc:description>
    <meta:initial-creator>國際合作與能源統計科</meta:initial-creator>
    <meta:creation-date>2012-04-18T16:48:42</meta:creation-date>
    <dc:creator>方文秀</dc:creator>
    <dc:date>2021-12-29T20:19:49</dc:date>
    <meta:print-date>2021-12-29T20:19:46</meta:print-date>
    <meta:document-statistic meta:table-count="1" meta:cell-count="546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